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1" svg:font-family="Cambri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Calibri1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ambria2" svg:font-family="Cambri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Heading_20_2">
      <style:paragraph-properties fo:margin-left="1.249cm" fo:margin-right="0cm" fo:margin-top="0.423cm" fo:margin-bottom="0.106cm" style:contextual-spacing="true" fo:text-indent="0cm" style:auto-text-indent="false"/>
    </style:style>
    <style:style style:name="P2" style:family="paragraph" style:parent-style-name="Heading_20_2">
      <style:paragraph-properties fo:margin-top="0.423cm" fo:margin-bottom="0.106cm" style:contextual-spacing="true"/>
    </style:style>
    <style:style style:name="P3" style:family="paragraph" style:parent-style-name="Heading_20_4">
      <style:paragraph-properties fo:margin-top="0.423cm" fo:margin-bottom="0.106cm" style:contextual-spacing="true"/>
    </style:style>
    <style:style style:name="P4" style:family="paragraph" style:parent-style-name="Heading_20_1">
      <style:paragraph-properties fo:margin-top="0.423cm" fo:margin-bottom="0.106cm" style:contextual-spacing="true"/>
    </style:style>
    <style:style style:name="P5" style:family="paragraph" style:parent-style-name="Standard">
      <style:paragraph-properties fo:margin-top="0cm" fo:margin-bottom="0.353cm" style:contextual-spacing="true"/>
    </style:style>
    <style:style style:name="P6" style:family="paragraph" style:parent-style-name="Standard">
      <style:paragraph-properties fo:margin-top="0cm" fo:margin-bottom="0.353cm" style:contextual-spacing="true" fo:text-align="center" style:justify-single-word="false"/>
    </style:style>
    <style:style style:name="P7" style:family="paragraph" style:parent-style-name="Standard">
      <style:paragraph-properties fo:margin-top="0cm" fo:margin-bottom="0.353cm" style:contextual-spacing="true" fo:line-height="100%" fo:text-align="center" style:justify-single-word="false"/>
    </style:style>
    <style:style style:name="P8" style:family="paragraph" style:parent-style-name="Standard">
      <style:paragraph-properties fo:margin-top="0cm" fo:margin-bottom="0.353cm" style:contextual-spacing="true" fo:text-align="justify" style:justify-single-word="false"/>
    </style:style>
    <style:style style:name="P9" style:family="paragraph" style:parent-style-name="Standard" style:master-page-name="Standard">
      <style:paragraph-properties fo:margin-top="0cm" fo:margin-bottom="0.353cm" style:contextual-spacing="true" fo:text-align="center" style:justify-single-word="false" style:page-number="1"/>
    </style:style>
    <style:style style:name="P10" style:family="paragraph" style:parent-style-name="Standard">
      <style:paragraph-properties fo:margin-top="0cm" fo:margin-bottom="0cm" style:contextual-spacing="true" fo:line-height="100%"/>
    </style:style>
    <style:style style:name="P11" style:family="paragraph" style:parent-style-name="Standard">
      <style:paragraph-properties fo:margin-left="0cm" fo:margin-right="0cm" fo:margin-top="0cm" fo:margin-bottom="0.353cm" style:contextual-spacing="true" fo:line-height="115%" fo:text-align="start" style:justify-single-word="false" fo:keep-together="auto" fo:orphans="2" fo:widows="2" fo:text-indent="0cm" style:auto-text-indent="false" fo:keep-with-next="always">
        <style:tab-stops>
          <style:tab-stop style:position="15cm" style:type="right"/>
        </style:tab-stops>
      </style:paragraph-properties>
    </style:style>
    <style:style style:name="P12" style:family="paragraph" style:parent-style-name="Standard">
      <style:paragraph-properties fo:margin-left="0cm" fo:margin-right="0cm" fo:margin-top="0cm" fo:margin-bottom="0cm" style:contextual-spacing="true" fo:line-height="115%" fo:text-align="start" style:justify-single-word="false" fo:keep-together="auto" fo:orphans="0" fo:widows="0" fo:text-indent="0cm" style:auto-text-indent="false" fo:break-before="page" fo:keep-with-next="always"/>
    </style:style>
    <style:style style:name="P13" style:family="paragraph" style:parent-style-name="Standard">
      <style:paragraph-properties fo:margin-left="0cm" fo:margin-right="0cm" fo:margin-top="0cm" fo:margin-bottom="0cm" style:contextual-spacing="true" fo:line-height="115%" fo:text-align="start" style:justify-single-word="false" fo:keep-together="auto" fo:orphans="0" fo:widows="0" fo:text-indent="0cm" style:auto-text-indent="false" fo:keep-with-next="always"/>
    </style:style>
    <style:style style:name="P14" style:family="paragraph" style:parent-style-name="Standard">
      <style:paragraph-properties fo:margin-left="0cm" fo:margin-right="0cm" fo:margin-top="0cm" fo:margin-bottom="0cm" style:contextual-spacing="true" fo:line-height="100%" fo:text-align="end" style:justify-single-word="false" fo:keep-together="auto" fo:orphans="2" fo:widows="2" fo:text-indent="0cm" style:auto-text-indent="false" fo:keep-with-next="always"/>
    </style:style>
    <style:style style:name="P15" style:family="paragraph" style:parent-style-name="Standard">
      <style:paragraph-properties fo:margin-left="0cm" fo:margin-right="0cm" fo:margin-top="0.423cm" fo:margin-bottom="0.212cm" style:contextual-spacing="true" fo:line-height="115%" fo:text-align="start" style:justify-single-word="false" fo:keep-together="auto" fo:orphans="2" fo:widows="2" fo:text-indent="0cm" style:auto-text-indent="false" fo:keep-with-next="always"/>
    </style:style>
    <style:style style:name="P16" style:family="paragraph" style:parent-style-name="Standard">
      <style:paragraph-properties fo:margin-left="0.499cm" fo:margin-right="0cm" fo:margin-top="0cm" fo:margin-bottom="0.353cm" style:contextual-spacing="true" fo:line-height="115%" fo:text-align="start" style:justify-single-word="false" fo:keep-together="auto" fo:orphans="2" fo:widows="2" fo:text-indent="0cm" style:auto-text-indent="false" fo:keep-with-next="always">
        <style:tab-stops>
          <style:tab-stop style:position="15cm" style:type="right"/>
        </style:tab-stops>
      </style:paragraph-properties>
    </style:style>
    <style:style style:name="P17" style:family="paragraph" style:parent-style-name="Standard">
      <style:paragraph-properties fo:margin-left="0.998cm" fo:margin-right="0cm" fo:margin-top="0cm" fo:margin-bottom="0.353cm" style:contextual-spacing="true" fo:line-height="115%" fo:text-align="start" style:justify-single-word="false" fo:keep-together="auto" fo:orphans="2" fo:widows="2" fo:text-indent="0cm" style:auto-text-indent="false" fo:keep-with-next="always">
        <style:tab-stops>
          <style:tab-stop style:position="15cm" style:type="right"/>
        </style:tab-stops>
      </style:paragraph-properties>
    </style:style>
    <style:style style:name="P18" style:family="paragraph" style:parent-style-name="Standard">
      <style:paragraph-properties fo:margin-left="1.498cm" fo:margin-right="0cm" fo:margin-top="0cm" fo:margin-bottom="0.353cm" style:contextual-spacing="true" fo:line-height="115%" fo:text-align="start" style:justify-single-word="false" fo:keep-together="auto" fo:orphans="2" fo:widows="2" fo:text-indent="0cm" style:auto-text-indent="false" fo:keep-with-next="always">
        <style:tab-stops>
          <style:tab-stop style:position="15cm" style:type="right"/>
        </style:tab-stops>
      </style:paragraph-properties>
    </style:style>
    <style:style style:name="P19" style:family="paragraph" style:parent-style-name="Standard">
      <style:paragraph-properties fo:margin-left="1.249cm" fo:margin-right="0cm" fo:margin-top="0cm" fo:margin-bottom="0.353cm" style:contextual-spacing="true" fo:text-indent="0cm" style:auto-text-indent="false"/>
    </style:style>
    <style:style style:name="P20" style:family="paragraph" style:parent-style-name="Standard">
      <style:paragraph-properties fo:margin-left="1.249cm" fo:margin-right="0cm" fo:margin-top="0cm" fo:margin-bottom="0.353cm" style:contextual-spacing="true" fo:text-align="justify" style:justify-single-word="false" fo:text-indent="0cm" style:auto-text-indent="false"/>
    </style:style>
    <style:style style:name="P21" style:family="paragraph" style:parent-style-name="Standard">
      <style:paragraph-properties fo:margin-left="1.27cm" fo:margin-right="0cm" fo:margin-top="0.423cm" fo:margin-bottom="0.353cm" style:contextual-spacing="true" fo:line-height="115%" fo:text-align="start" style:justify-single-word="false" fo:keep-together="auto" fo:orphans="2" fo:widows="2" fo:text-indent="0cm" style:auto-text-indent="false" fo:keep-with-next="always"/>
    </style:style>
    <style:style style:name="P22" style:family="paragraph" style:parent-style-name="Standard">
      <style:paragraph-properties fo:margin-left="1.884cm" fo:margin-right="0cm" fo:margin-top="0.423cm" fo:margin-bottom="0.353cm" style:contextual-spacing="true" fo:line-height="115%" fo:text-align="start" style:justify-single-word="false" fo:keep-together="auto" fo:orphans="2" fo:widows="2" fo:text-indent="0cm" style:auto-text-indent="false" fo:keep-with-next="always"/>
    </style:style>
    <style:style style:name="P23" style:family="paragraph" style:parent-style-name="Standard">
      <style:paragraph-properties fo:margin-left="1.884cm" fo:margin-right="0cm" fo:margin-top="0.423cm" fo:margin-bottom="0.353cm" style:contextual-spacing="true" fo:line-height="115%" fo:text-align="justify" style:justify-single-word="false" fo:keep-together="auto" fo:orphans="2" fo:widows="2" fo:text-indent="0cm" style:auto-text-indent="false" fo:keep-with-next="always"/>
    </style:style>
    <style:style style:name="P24" style:family="paragraph" style:parent-style-name="Heading_20_3">
      <style:paragraph-properties fo:margin-top="0.423cm" fo:margin-bottom="0.106cm" style:contextual-spacing="true"/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style:font-name="Arial" fo:font-size="18pt" fo:font-weight="bold" style:font-name-asian="Arial1" style:font-size-asian="18pt" style:font-weight-asian="bold" style:font-name-complex="Arial1" style:font-size-complex="18pt"/>
    </style:style>
    <style:style style:name="T3" style:family="text">
      <style:text-properties fo:font-variant="normal" fo:text-transform="none" style:font-name="Arial" fo:font-size="16pt" fo:font-weight="bold" style:font-name-asian="Arial1" style:font-size-asian="16pt" style:font-weight-asian="bold" style:font-name-complex="Arial1" style:font-size-complex="16pt"/>
    </style:style>
    <style:style style:name="T4" style:family="text">
      <style:text-properties fo:font-variant="normal" fo:text-transform="none" style:font-name="Arial" fo:font-size="16pt" fo:font-weight="bold" officeooo:rsid="001387f3" style:font-name-asian="Arial1" style:font-size-asian="16pt" style:font-weight-asian="bold" style:font-name-complex="Arial1" style:font-size-complex="16pt"/>
    </style:style>
    <style:style style:name="T5" style:family="text">
      <style:text-properties fo:font-variant="normal" fo:text-transform="none" style:font-name="Arial" fo:font-size="12pt" fo:font-weight="bold" style:font-name-asian="Arial1" style:font-size-asian="12pt" style:font-weight-asian="bold" style:font-name-complex="Arial1" style:font-size-complex="12pt"/>
    </style:style>
    <style:style style:name="T6" style:family="text">
      <style:text-properties fo:font-variant="normal" fo:text-transform="none" style:font-name="Arial" fo:font-size="12pt" style:font-name-asian="Arial1" style:font-size-asian="12pt" style:font-name-complex="Arial1" style:font-size-complex="12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Verdana" fo:font-size="16pt" fo:font-style="normal" style:text-underline-style="none" fo:font-weight="bold" style:font-name-asian="Verdana1" style:font-size-asian="16pt" style:font-style-asian="normal" style:font-weight-asian="bold" style:font-name-complex="Verdana1" style:font-size-complex="16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Calibri2" style:font-size-asian="11pt" style:font-style-asian="normal" style:font-weight-asian="normal" style:font-name-complex="Calibri2" style:font-size-complex="11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9pt" fo:font-style="normal" style:text-underline-style="none" fo:font-weight="normal" style:font-name-asian="Arial1" style:font-size-asian="9pt" style:font-style-asian="normal" style:font-weight-asian="normal" style:font-name-complex="Arial1" style:font-size-complex="9pt"/>
    </style:style>
    <style:style style:name="T11" style:family="text">
      <style:text-properties fo:font-variant="normal" fo:text-transform="none" fo:font-size="14pt" style:font-size-asian="14pt" style:font-size-complex="14pt"/>
    </style:style>
    <style:style style:name="T12" style:family="text">
      <style:text-properties fo:font-variant="normal" fo:text-transform="none" style:font-name="Times New Roman" fo:font-size="14pt" style:font-name-asian="Times New Roman1" style:font-size-asian="14pt" style:font-name-complex="Times New Roman1" style:font-size-complex="14pt"/>
    </style:style>
    <style:style style:name="T13" style:family="text">
      <style:text-properties fo:font-variant="normal" fo:text-transform="none" style:font-name="Times New Roman" style:font-name-asian="Times New Roman1" style:font-name-complex="Times New Roman1"/>
    </style:style>
    <style:style style:name="T14" style:family="text">
      <style:text-properties fo:font-variant="normal" fo:text-transform="none" style:font-name="Cambria1" fo:font-size="13pt" style:font-name-asian="Cambria2" style:font-size-asian="13pt" style:font-name-complex="Cambria2" style:font-size-complex="13pt"/>
    </style:style>
    <style:style style:name="T15" style:family="text">
      <style:text-properties style:font-name="Arial" fo:font-size="12pt" style:font-name-asian="Arial1" style:font-size-asian="12pt" style:font-name-complex="Arial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6"/>
      <text:p text:style-name="P6"><text:span text:style-name="T2">Documento de Especificação de Requisitos</text:span></text:p>
      <text:p text:style-name="P6"><text:span text:style-name="T3">Sistema: Sistema para Controle de Acesso - SisCom</text:span><text:span text:style-name="T4">p</text:span></text:p>
      <text:p text:style-name="P6"/>
      <text:p text:style-name="P6"/>
      <text:p text:style-name="P7"><text:span text:style-name="T5">Trabalho desenvolvido no contexto abaixo:</text:span></text:p>
      <text:p text:style-name="P7"><text:span text:style-name="T6">Disciplina: Requisitos de Software</text:span></text:p>
      <text:p text:style-name="P7"><text:span text:style-name="T6">Curso: Engenharia de Software</text:span></text:p>
      <text:p text:style-name="P7"><text:span text:style-name="T6">INF - Instituto de Informática</text:span></text:p>
      <text:p text:style-name="P7"><text:span text:style-name="T6">UFG - Universidade Federal de Goiás</text:span></text:p>
      <text:p text:style-name="P6"><text:span text:style-name="T6">2</text:span><text:span text:style-name="T1">°</text:span><text:span text:style-name="T6"> semestre/ 2015</text:span></text:p>
      <text:p text:style-name="P6"/>
      <text:p text:style-name="P6"/>
      <text:p text:style-name="P6"/>
      <text:p text:style-name="P5"><text:span text:style-name="T6">Prof</text:span><text:span text:style-name="T1">a</text:span><text:span text:style-name="T6">. Taciana Novo Kudo</text:span></text:p>
      <text:p text:style-name="P10"><text:span text:style-name="T6">Grupo: João Henrique Camargo, Gabriel Barbosa, Pedro Victor, Lucas Vinícios</text:span><text:span text:style-name="T15">,</text:span></text:p>
      <text:p text:style-name="P10"><text:span text:style-name="T15">Igor Queiroz e Guilherme Caixeta.</text:span></text:p>
      <text:p text:style-name="P10"/>
      <text:p text:style-name="P5"/>
      <text:p text:style-name="Standard"/>
      <text:p text:style-name="P12"/>
      <text:p text:style-name="P15"><text:soft-page-break/><text:span text:style-name="T7">Sumário</text:span></text:p>
      <text:p text:style-name="P11"><text:a xlink:type="simple" xlink:href="#id.gjdgxs"><text:span text:style-name="Internet_20_link"><text:span text:style-name="T8">1. INTRODUÇÃO<text:tab/>4</text:span></text:span></text:a></text:p>
      <text:p text:style-name="P16"><text:a xlink:type="simple" xlink:href="#id.30j0zll"><text:span text:style-name="Internet_20_link"><text:span text:style-name="T8">1.1 Propósito do documento de requisitos<text:tab/>4</text:span></text:span></text:a></text:p>
      <text:p text:style-name="P16"><text:a xlink:type="simple" xlink:href="#id.1fob9te"><text:span text:style-name="Internet_20_link"><text:span text:style-name="T8">1.2 Escopo do produto<text:tab/>4</text:span></text:span></text:a></text:p>
      <text:p text:style-name="P16"><text:a xlink:type="simple" xlink:href="#id.3znysh7"><text:span text:style-name="Internet_20_link"><text:span text:style-name="T8">1.3 Definições, acrônimos e abreviações<text:tab/>5</text:span></text:span></text:a></text:p>
      <text:p text:style-name="P16"><text:a xlink:type="simple" xlink:href="#id.2et92p0"><text:span text:style-name="Internet_20_link"><text:span text:style-name="T8">1.4 Referências<text:tab/>5</text:span></text:span></text:a></text:p>
      <text:p text:style-name="P16"><text:a xlink:type="simple" xlink:href="#id.tyjcwt"><text:span text:style-name="Internet_20_link"><text:span text:style-name="T8">1.5 Visão geral do restante do documento<text:tab/>5</text:span></text:span></text:a></text:p>
      <text:p text:style-name="P11"><text:a xlink:type="simple" xlink:href="#id.3dy6vkm"><text:span text:style-name="Internet_20_link"><text:span text:style-name="T8">2. DESCRIÇÃO GERAL<text:tab/>5</text:span></text:span></text:a></text:p>
      <text:p text:style-name="P16"><text:a xlink:type="simple" xlink:href="#id.1t3h5sf"><text:span text:style-name="Internet_20_link"><text:span text:style-name="T8">2.1 Perspectiva do Produto<text:tab/>5</text:span></text:span></text:a></text:p>
      <text:p text:style-name="P16"><text:a xlink:type="simple" xlink:href="#id.4d34og8"><text:span text:style-name="Internet_20_link"><text:span text:style-name="T8">2.2 Funções do produto<text:tab/>5</text:span></text:span></text:a></text:p>
      <text:p text:style-name="P16"><text:a xlink:type="simple" xlink:href="#id.2s8eyo1"><text:span text:style-name="Internet_20_link"><text:span text:style-name="T8">2.2 Características do usuário<text:tab/>6</text:span></text:span></text:a></text:p>
      <text:p text:style-name="P16"><text:a xlink:type="simple" xlink:href="#id.17dp8vu"><text:span text:style-name="Internet_20_link"><text:span text:style-name="T8">2.4 Restrições Gerais<text:tab/>6</text:span></text:span></text:a></text:p>
      <text:p text:style-name="P16"><text:a xlink:type="simple" xlink:href="#id.3rdcrjn"><text:span text:style-name="Internet_20_link"><text:span text:style-name="T8">2.5 Suposições e Dependências<text:tab/>6</text:span></text:span></text:a></text:p>
      <text:p text:style-name="P11"><text:a xlink:type="simple" xlink:href="#id.26in1rg"><text:span text:style-name="Internet_20_link"><text:span text:style-name="T8">3. REQUISITOS DO SISTEMA<text:tab/>6</text:span></text:span></text:a></text:p>
      <text:p text:style-name="P16"><text:a xlink:type="simple" xlink:href="#id.lnxbz9"><text:span text:style-name="Internet_20_link"><text:span text:style-name="T8">3.1 Requisitos Funcionais (RF)<text:tab/>6</text:span></text:span></text:a></text:p>
      <text:p text:style-name="P16"><text:a xlink:type="simple" xlink:href="#id.35nkun2"><text:span text:style-name="Internet_20_link"><text:span text:style-name="T8">3.2 Requisitos Não Funcionais (RNF)<text:tab/>8</text:span></text:span></text:a></text:p>
      <text:p text:style-name="P17"><text:a xlink:type="simple" xlink:href="#id.1ksv4uv"><text:span text:style-name="Internet_20_link"><text:span text:style-name="T8"><text:s/>Requisitos Não Funcionais do Produto<text:tab/>8</text:span></text:span></text:a></text:p>
      <text:p text:style-name="P18"><text:a xlink:type="simple" xlink:href="#id.2jxsxqh"><text:span text:style-name="Internet_20_link"><text:span text:style-name="T8"><text:s/>Requisitos de Facilidade de Uso<text:tab/>8</text:span></text:span></text:a></text:p>
      <text:p text:style-name="P18"><text:a xlink:type="simple" xlink:href="#id.3j2qqm3"><text:span text:style-name="Internet_20_link"><text:span text:style-name="T8"><text:s/>Requisitos de Desempenho<text:tab/>8</text:span></text:span></text:a></text:p>
      <text:p text:style-name="P18"><text:a xlink:type="simple" xlink:href="#id.4i7ojhp"><text:span text:style-name="Internet_20_link"><text:span text:style-name="T8"><text:s/>Requisitos de Confiabilidade<text:tab/>8</text:span></text:span></text:a></text:p>
      <text:p text:style-name="P18"><text:soft-page-break/><text:a xlink:type="simple" xlink:href="#id.1ci93xb"><text:span text:style-name="Internet_20_link"><text:span text:style-name="T8"><text:s/>Requisitos de Portabilidade<text:tab/>9</text:span></text:span></text:a></text:p>
      <text:p text:style-name="P17"><text:a xlink:type="simple" xlink:href="#id.2bn6wsx"><text:span text:style-name="Internet_20_link"><text:span text:style-name="T8"><text:s/>Requisitos Não Funcionais Organizacionais<text:tab/>9</text:span></text:span></text:a></text:p>
      <text:p text:style-name="P18"><text:a xlink:type="simple" xlink:href="#id.3as4poj"><text:span text:style-name="Internet_20_link"><text:span text:style-name="T8"><text:s/>Requisitos de Entrega<text:tab/>9</text:span></text:span></text:a></text:p>
      <text:p text:style-name="P18"><text:a xlink:type="simple" xlink:href="#id.49x2ik5"><text:span text:style-name="Internet_20_link"><text:span text:style-name="T8"><text:s/>Requisitos de Implementação<text:tab/>9</text:span></text:span></text:a></text:p>
      <text:p text:style-name="P18"><text:a xlink:type="simple" xlink:href="#id.147n2zr"><text:span text:style-name="Internet_20_link"><text:span text:style-name="T8"><text:s/>Requisitos de Padrões<text:tab/>9</text:span></text:span></text:a></text:p>
      <text:p text:style-name="P17"><text:a xlink:type="simple" xlink:href="#id.23ckvvd"><text:span text:style-name="Internet_20_link"><text:span text:style-name="T8"><text:s/>Requisitos Não Funcionais Externos<text:tab/>9</text:span></text:span></text:a></text:p>
      <text:p text:style-name="P18"><text:a xlink:type="simple" xlink:href="#id.32hioqz"><text:span text:style-name="Internet_20_link"><text:span text:style-name="T8"><text:s/>Requisitos de Interoperabilidade<text:tab/>9</text:span></text:span></text:a></text:p>
      <text:p text:style-name="P18"><text:a xlink:type="simple" xlink:href="#id.41mghml"><text:span text:style-name="Internet_20_link"><text:span text:style-name="T8"><text:s/>Requisitos Éticos<text:tab/>10</text:span></text:span></text:a></text:p>
      <text:p text:style-name="P18"><text:a xlink:type="simple" xlink:href="#id.vx1227"><text:span text:style-name="Internet_20_link"><text:span text:style-name="T8"><text:s/>Requisitos de Segurança<text:tab/>10</text:span></text:span></text:a></text:p>
      <text:p text:style-name="P11"><text:a xlink:type="simple" xlink:href="#id.1v1yuxt"><text:span text:style-name="Internet_20_link"><text:span text:style-name="T8">4. APÊNDICES<text:tab/>10</text:span></text:span></text:a></text:p>
      <text:p text:style-name="P13"><text:a xlink:type="simple" xlink:href="#id.4f1mdlm"><text:span text:style-name="Internet_20_link"><text:span text:style-name="T8">5. ÍNDICE<text:tab/>11</text:span></text:span></text:a></text:p>
      <text:p text:style-name="P11"/>
      <text:p text:style-name="P5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<text:bookmark text:name="id.gjdgxs"/><text:span text:style-name="T1">1. INTRODUÇÃO</text:span></text:p>
      <text:p text:style-name="P1"><text:bookmark text:name="id.30j0zll"/><text:span text:style-name="T1">1.1 Propósito do documento de requisitos</text:span></text:p>
      <text:p text:style-name="P20"><text:span text:style-name="T1"><text:tab/></text:span><text:span text:style-name="T11">Este documento tem como propósito apresentar um roteiro do desenvolvimento de um software para controle de acesso, seguindo princípios da orientação a objetos com notação UML (Unified Modeling Language). Poderá ser visualizado cada etapa e descrição do produto de software, assim como dos variados tipos de usuário que usufruirão do sistema em questão.</text:span></text:p>
      <text:p text:style-name="P1"><text:bookmark text:name="id.1fob9te"/><text:span text:style-name="T1">1.2 Escopo do produto</text:span></text:p>
      <text:p text:style-name="P20"><text:span text:style-name="T1"><text:tab/></text:span><text:span text:style-name="T12">O sistema proposto tem como finalidade controlar o acesso de pessoas em determinado local, sendo utilizado tanto por empresas que necessitam de um nível de segurança mais elevado, como também escolas, academias, locais de trabalho; nesses locais o uso seria voltado apenas o controle de frequência e liberação de passagem para o uso das dependências dos locais citados.</text:span></text:p>
      <text:p text:style-name="P8"><text:span text:style-name="T12"><text:tab/><text:tab/>Um viés da aplicabilidade do sistema</text:span><text:span text:style-name="T1"> é</text:span><text:span text:style-name="T12"> o objetivo de vender a <text:tab/>aplicação como módulo para outras empresas desenvolvedoras de <text:tab/>software, sendo assim, compromete-se a se ter uma arquitetura <text:tab/>adaptável a customizações e integrações.</text:span></text:p>
      <text:p text:style-name="P8"><text:span text:style-name="T12"><text:tab/><text:tab/>Serão utilizados equipamentos, desde o mais simples até os <text:tab/>mais sofisticados, para promover o controle de acesso, como catracas <text:tab/>eletrônicas, cancelas para automóveis, portas eletrônicas, leitores <text:tab/>biométricos, de acordo o nível de segurança e satisfação do cliente.</text:span></text:p>
      <text:p text:style-name="P8"><text:soft-page-break/><text:span text:style-name="T12"><text:tab/><text:tab/>Em cada localidade em que o Sistema for distribuído, algum <text:tab/>funcionário</text:span><text:span text:style-name="T1"> será</text:span><text:span text:style-name="T12"> treinado,</text:span><text:span text:style-name="T1"> tonando-se</text:span><text:span text:style-name="T12"> capaz de cadastrar os novos <text:tab/>usuários que aderirem ao local e excluir</text:span><text:span text:style-name="T1"> a</text:span><text:span text:style-name="T12">quele</text:span><text:span text:style-name="T1">s</text:span><text:span text:style-name="T12"> que deixarem de <text:tab/>fazer parte do quadro de usuários.</text:span></text:p>
      <text:p text:style-name="P8"><text:span text:style-name="T12"><text:tab/><text:tab/>Dentre as formas de cadastro de usuário mais simples, será <text:tab/></text:span><text:span text:style-name="T1">obrigatório o cadastro em um dos computadores, com um sistema <text:tab/>contendo todos os dados necessários para a entrada e/ou confirmação <text:tab/>de presença do usuário, e deverá também ser tirada uma foto na <text:tab/>webcam do computador, para que fique vinculado o cadastro com a</text:span><text:span text:style-name="T12"> </text:span><text:span text:style-name="T1"><text:tab/>foto (logo após será entregue um cartão simples para uso); será <text:tab/>opcional o cadastro das digitais para leitores biométricos</text:span><text:span text:style-name="T12"> (</text:span><text:span text:style-name="T1">caso o <text:tab/>usuário venha a esquecer o cartão</text:span><text:span text:style-name="T12">).</text:span></text:p>
      <text:p text:style-name="P8"><text:span text:style-name="T12"><text:tab/><text:tab/>Após o cadastro, o gestor do sistema poderá ter informações a <text:tab/>respeito de cada um desses usuários, assim como verificar sua <text:tab/>frequência e acompanhar em tempo real os usuários que utilizaram o <text:tab/>sistema de acesso.</text:span></text:p>
      <text:p text:style-name="P8"><text:span text:style-name="T12"><text:tab/><text:tab/></text:span><text:span text:style-name="T1">A empresa poderá proporcionar níveis de segurança que serão <text:tab/><text:tab/>vinculados no cadastro dos usuários realizados pelos secretários, de <text:tab/>acordo com sua preferência. Localidades com maior nível de <text:tab/>segurança serão priorizadas, de forma a atender às necessidades da <text:tab/>empresa e protegendo-a a todo momento.</text:span></text:p>
      <text:p text:style-name="P8"><text:span text:style-name="T12"><text:tab/></text:span></text:p>
      <text:p text:style-name="P20"><text:span text:style-name="T1"><text:tab/>Observação: O leitor biométrico não é opcional nos</text:span><text:span text:style-name="T12"> locais em que há</text:span><text:span text:style-name="T1"> uma maior</text:span><text:span text:style-name="T12"> rigidez quanto ao acesso de pessoas, como</text:span><text:span text:style-name="T1"> salas com acesso restrito, locais com informações secretas, cabines os pilotos de aviões</text:span><text:span text:style-name="T12">,</text:span><text:span text:style-name="T1"> etc. E se solicitado teremos opções de maior segurança com leitores de voz, leitores ópticos, entre outros aparelhos de acesso.</text:span></text:p>
      <text:p text:style-name="P1"><text:bookmark text:name="id.3znysh7"/><text:span text:style-name="T1">1.3 Definições, acrônimos e abreviações</text:span></text:p>
      <text:p text:style-name="P1"><text:bookmark text:name="id.2et92p0"/><text:span text:style-name="T1">1.4 Referências</text:span></text:p>
      <text:p text:style-name="P1"><text:bookmark text:name="id.tyjcwt"/><text:span text:style-name="T1">1.5 Visão geral do restante do documento</text:span></text:p>
      <text:p text:style-name="P5"/>
      <text:p text:style-name="P4"><text:bookmark text:name="id.3dy6vkm"/><text:span text:style-name="T1">2. DESCRIÇÃO GERAL</text:span></text:p>
      <text:p text:style-name="P1"><text:bookmark text:name="id.1t3h5sf"/><text:span text:style-name="T1">2.1 Perspectiva do Produto</text:span></text:p>
      <text:p text:style-name="P1"><text:bookmark text:name="id.4d34og8"/><text:span text:style-name="T1">2.2 Funções do produto</text:span></text:p>
      <text:p text:style-name="P19"><text:span text:style-name="T1"><text:tab/></text:span><text:span text:style-name="T11">Dentre as principais funções do sistema de controle de acesso, temos:</text:span></text:p>
      <text:p text:style-name="P19"><text:span text:style-name="T11">- realização de cadastro, atualização e deleção das informações de usuários;</text:span></text:p>
      <text:p text:style-name="P19"><text:soft-page-break/><text:span text:style-name="T11">- Controle de acesso dos usuários;</text:span></text:p>
      <text:p text:style-name="P19"><text:span text:style-name="T11">- Visualização de relatórios diários em tempo real.</text:span></text:p>
      <text:p text:style-name="P1"><text:bookmark text:name="id.2s8eyo1"/><text:span text:style-name="T1">2.2 Características do usuário</text:span></text:p>
      <text:p text:style-name="P20"><text:span text:style-name="T1"><text:tab/></text:span><text:span text:style-name="T11">Haverão quatro tipos de usuário para a operação do sistema, sendo estes:</text:span></text:p>
      <text:p text:style-name="P20"><text:span text:style-name="T11">- Administrador: pessoa responsável pela configuração e parametrização do sistema;</text:span></text:p>
      <text:p text:style-name="P20"><text:span text:style-name="T11">- Gestor: pessoa responsável pelo gerenciamento dos funcionários e usuários simples, no qual possuirá relatórios de acessos, podendo este ser em tempo real ou não. Responsável também por designar funções para os funcionários da empresa;</text:span></text:p>
      <text:p text:style-name="P20"><text:span text:style-name="T11">- Secretários: pessoa responsável pelo cadastramento, atualização ou deleção de usuários simples;</text:span></text:p>
      <text:p text:style-name="P20"><text:span text:style-name="T11">- Usuário simples: aquele que utilizará do sistema para obter acesso em determinado local.</text:span></text:p>
      <text:p text:style-name="P1"><text:bookmark text:name="id.17dp8vu"/><text:span text:style-name="T1">2.4 Restrições Gerais</text:span></text:p>
      <text:p text:style-name="P1"><text:bookmark text:name="id.3rdcrjn"/><text:span text:style-name="T1">2.5 Suposições e Dependências</text:span></text:p>
      <text:p text:style-name="P21"/>
      <text:p text:style-name="P4"><text:bookmark text:name="id.26in1rg"/><text:span text:style-name="T1">3. REQUISITOS DO SISTEMA</text:span></text:p>
      <text:p text:style-name="P2"><text:bookmark text:name="id.lnxbz9"/><text:span text:style-name="T1">3.1 Requisitos Funcionais (RF)</text:span></text:p>
      <text:p text:style-name="P22"/>
      <text:p text:style-name="P23"><text:span text:style-name="T9">RF01 – O sistema deve permitir que o secretário cadastre o usuário com os seguintes dados: CPF, nome, e-mail, telefone.</text:span><text:span text:style-name="T8"> Após a informação dos dados, o secretário vincula um nível de acesso para o usuário.</text:span><text:span text:style-name="T9"> O cadastro do usuário não deve se repetir.</text:span></text:p>
      <text:p text:style-name="P23"><text:span text:style-name="T10">Prioridade:</text:span><text:span text:style-name="T8"> Alta</text:span></text:p>
      <text:p text:style-name="P23"><text:span text:style-name="T8">Fonte</text:span><text:span text:style-name="T10">:</text:span><text:span text:style-name="T8"> Secretários</text:span></text:p>
      <text:p text:style-name="P23"/>
      <text:p text:style-name="P23"><text:span text:style-name="T9">RF0</text:span><text:span text:style-name="T8">2</text:span><text:span text:style-name="T9"> –</text:span><text:span text:style-name="T8"> O sistema deve informar, durante o cadastro, uma lista das localidades da empresa</text:span><text:span text:style-name="T9"> para que o secretário possa realizar a vinculação dos mesmos ao cadastro de usuário, de acordo com o nível de acesso já definido.</text:span></text:p>
      <text:p text:style-name="P23"><text:span text:style-name="T10">Prioridade:</text:span><text:span text:style-name="T8"> Alta</text:span></text:p>
      <text:p text:style-name="P23"><text:span text:style-name="T10">Fonte: Secretários</text:span></text:p>
      <text:p text:style-name="P23"/>
      <text:p text:style-name="P23"/>
      <text:p text:style-name="P23"><text:soft-page-break/><text:span text:style-name="T9">RF0</text:span><text:span text:style-name="T8">3 – O sistema deve permitir o administrador especificar os níveis de segurança das localidades da empresa, assim como os níveis de segurança requeridos para o acesso de cada localidade, podendo haver localidades com maior priorização.</text:span></text:p>
      <text:p text:style-name="P23"><text:span text:style-name="T10">Prioridade:</text:span><text:span text:style-name="T8"> Alta</text:span></text:p>
      <text:p text:style-name="P23"><text:span text:style-name="T10">Fontes:</text:span><text:span text:style-name="T8"> A</text:span><text:span text:style-name="T10">dministradores</text:span></text:p>
      <text:p text:style-name="P23"/>
      <text:p text:style-name="P23"><text:span text:style-name="T9">RF04 – Localidades com maior priorização devem conter a identificação tanto do gestor quanto do usuário que deseja acesso.</text:span></text:p>
      <text:p text:style-name="P23"><text:span text:style-name="T10">Prioridade:</text:span><text:span text:style-name="T8"> Alta</text:span></text:p>
      <text:p text:style-name="P23"><text:span text:style-name="T10">Fontes:</text:span><text:span text:style-name="T8"> A</text:span><text:span text:style-name="T10">dministradores</text:span><text:span text:style-name="T8"> e gestores</text:span></text:p>
      <text:p text:style-name="P23"/>
      <text:p text:style-name="P23"><text:span text:style-name="T9">RF05 – O sistema deve permitir que o gestor atribua a responsabilidade de estar presente a uma localidade com o nível de segurança priorizado a outro funcionário que seja de sua confiança.</text:span></text:p>
      <text:p text:style-name="P23"><text:span text:style-name="T10">Prioridade:</text:span><text:span text:style-name="T8"> Média</text:span></text:p>
      <text:p text:style-name="P23"><text:span text:style-name="T10">Fontes:</text:span><text:span text:style-name="T8"> A</text:span><text:span text:style-name="T10">dministradores</text:span><text:span text:style-name="T8"> e gestores</text:span></text:p>
      <text:p text:style-name="P23"/>
      <text:p text:style-name="P23"><text:span text:style-name="T9">RF0</text:span><text:span text:style-name="T8">6 – O sistema deve permitir que seja gerado relatórios com o detalhamento de cada local cadastrado na lista de localidades, ou seja, os usuários que o acessaram, a data e horários. Estes relatórios ficarão disponibilizados para o secretário, administrador e gestor do sistema.</text:span></text:p>
      <text:p text:style-name="P23"><text:span text:style-name="T10">Prioridade: média</text:span></text:p>
      <text:p text:style-name="P23"><text:span text:style-name="T10">Fontes: Gestor</text:span><text:span text:style-name="T8">es</text:span><text:span text:style-name="T10"> e administradores</text:span></text:p>
      <text:p text:style-name="P23"/>
      <text:p text:style-name="P23"><text:span text:style-name="T9">RF</text:span><text:span text:style-name="T8">07</text:span><text:span text:style-name="T9"> – O sistema deve permitir que sejam gerados relatórios com informações a respeito dos funcionários</text:span><text:span text:style-name="T8">(e também usuários comuns)</text:span><text:span text:style-name="T9"> que estão/estevem presentes na empresa,</text:span><text:span text:style-name="T8"> sendo que no mesmo conste o Nome, CPF, Nível de segurança, Horário de Entrada e Saída do mesmo diariamente</text:span><text:span text:style-name="T9">.</text:span><text:span text:style-name="T8"> Para funcionários, serão calculados, de acordo com os horários de entrada e saída, as horas trabalhadas, podendo ser visualizadas por dia, por semana ou por mês.</text:span></text:p>
      <text:p text:style-name="P23"><text:span text:style-name="T10">Prioridade:</text:span><text:span text:style-name="T8"> Média</text:span></text:p>
      <text:p text:style-name="P23"><text:span text:style-name="T10">Fontes:</text:span><text:span text:style-name="T8"> Gestores e administradores</text:span></text:p>
      <text:p text:style-name="P23"/>
      <text:p text:style-name="P23"/>
      <text:p text:style-name="P23"><text:span text:style-name="T9">RF0</text:span><text:span text:style-name="T8">8</text:span><text:span text:style-name="T9"> – O sistema deve permitir a visualização em tempo real</text:span><text:span text:style-name="T8"> de todos os usuários presentes em cada localidade da empresa, de maneira a exibir uma interface com todos as localidades controladas.</text:span></text:p>
      <text:p text:style-name="P23"><text:span text:style-name="T10">Prioridade:</text:span><text:span text:style-name="T8"> Média</text:span></text:p>
      <text:p text:style-name="P23"><text:span text:style-name="T10">Fontes: Gestor</text:span><text:span text:style-name="T8"> e administradores</text:span></text:p>
      <text:p text:style-name="P23"/>
      <text:p text:style-name="P23"/>
      <text:p text:style-name="P23"><text:span text:style-name="T9">RF0</text:span><text:span text:style-name="T8">9</text:span><text:span text:style-name="T9"> –</text:span><text:span text:style-name="T8"> O sistema deve permitir o acesso do usuário no local desejado caso este possua em seu cadastro o nível de permissão (nível de segurança) para tal.</text:span></text:p>
      <text:p text:style-name="P23"><text:soft-page-break/><text:span text:style-name="T10">Prioridade: Alta</text:span></text:p>
      <text:p text:style-name="P23"><text:span text:style-name="T10">Fontes: Gestor</text:span></text:p>
      <text:p text:style-name="P23"/>
      <text:p text:style-name="P23"/>
      <text:p text:style-name="P23"><text:span text:style-name="T9">RF010 – O sistema deve permitir que o administrador possa fazer remanejamento das permissões de acesso às localidades (bem como controle de acesso) dos usuários, caso haja solicitação do gestor.</text:span></text:p>
      <text:p text:style-name="P23"><text:span text:style-name="T10">Prioridade:</text:span><text:span text:style-name="T8"> baixa</text:span></text:p>
      <text:p text:style-name="P23"><text:span text:style-name="T10">Fontes: Gestor e administradores</text:span></text:p>
      <text:p text:style-name="P23"/>
      <text:p text:style-name="P23"/>
      <text:p text:style-name="P23"><text:span text:style-name="T8">RF11</text:span><text:span text:style-name="T9"> –</text:span><text:span text:style-name="T8"> O sistema deve permitir que o gestor atribua um cargo a um funcionário, sendo que o cargo ficará critério do gestor. Ao atribuir o cargo, o gestor deverá definir a quais funcionalidades do sistema aquele funcionário poderá ter acesso.</text:span></text:p>
      <text:p text:style-name="P23"><text:span text:style-name="T10">Prioridade:</text:span><text:span text:style-name="T8">Alta</text:span></text:p>
      <text:p text:style-name="P23"><text:span text:style-name="T8">Fonte</text:span><text:span text:style-name="T10">:</text:span><text:span text:style-name="T8"> Gestor</text:span></text:p>
      <text:p text:style-name="P22"/>
      <text:p text:style-name="P22"/>
      <text:p text:style-name="P2"><text:bookmark text:name="id.35nkun2"/><text:span text:style-name="T1">3.2 Requisitos Não Funcionais (RNF)</text:span></text:p>
      <text:p text:style-name="P24"><text:bookmark text:name="id.44sinio"/><text:bookmark text:name="id.1ksv4uv"/><text:span text:style-name="T1"><text:tab/>Requisitos Não Funcionais do Produto</text:span></text:p>
      <text:p text:style-name="P3"><text:bookmark text:name="id.z337ya"/><text:bookmark text:name="id.2jxsxqh"/><text:span text:style-name="T1"><text:tab/><text:tab/>Requisitos de Facilidade de Uso</text:span></text:p>
      <text:p text:style-name="P8"><text:span text:style-name="T1"><text:tab/>RNF – 01 A interface do sistema com o usuário final (usuário que realizará o acesso nas localidades da empresa) deve ter adaptações e personalizações que permitem sua utilização para usuários que possuem necessidades especiais.</text:span></text:p>
      <text:p text:style-name="P8"><text:span text:style-name="T1"><text:tab/>RNF – 02 <text:s/>Vários usuários podem ser cadastrados para realizarem o acesso nas localidades da empresa, e visando a produtividade, o cadastro de um usuário por um secretário não deve demorar mais que 30 segundos para ser realizado.</text:span></text:p>
      <text:p text:style-name="P3"><text:bookmark text:name="id.3j2qqm3"/><text:span text:style-name="T14"><text:tab/><text:tab/></text:span><text:bookmark text:name="id.1y810tw"/><text:span text:style-name="T1">Requisitos de Desempenho</text:span></text:p>
      <text:p text:style-name="P8"><text:span text:style-name="T1"><text:tab/>RNF – 03 Usuários cadastrados que frequentaram a empresa no máximo 2 vezes num período de 1 ano (por exemplo, entregadores de produtos solicitados pelos funcionários, tais como lanches, roupas, entre outros) terão seus cadastros excluídos de forma a diminuir o sobrecarregamento do banco de dados com informações desnecessárias.</text:span></text:p>
      <text:p text:style-name="P8"><text:soft-page-break/><text:span text:style-name="T1"><text:tab/>RNF – 04 O sistema deverá possuir um prazo de no máximo 2 segundos para reconhecimento do usuário pela via de acesso na localidade desejada.</text:span></text:p>
      <text:p text:style-name="P3"><text:bookmark text:name="id.2xcytpi"/><text:bookmark text:name="id.4i7ojhp"/><text:span text:style-name="T1"><text:tab/><text:tab/>Requisitos de Confiabilidade</text:span></text:p>
      <text:p text:style-name="P8"><text:span text:style-name="T1"><text:tab/>RNF – 05 <text:s/>O sistema deve operar de forma consistente e aceitável dentro do ambiente em que foi integrado.</text:span></text:p>
      <text:p text:style-name="P8"><text:span text:style-name="T1"><text:tab/>RNF – 06 <text:s/>O sistema não terá a probabilidade <text:s/>de tempo de reinicio de 2 segundos após Falha.</text:span></text:p>
      <text:p text:style-name="P8"><text:span text:style-name="T13"><text:tab/>A base de dados deve estar sempre íntegra.</text:span></text:p>
      <text:p text:style-name="P3"><text:bookmark text:name="id.3whwml4"/><text:bookmark text:name="id.1ci93xb"/><text:span text:style-name="T1"><text:tab/><text:tab/>Requisitos de Portabilidade</text:span></text:p>
      <text:p text:style-name="P5"><text:span text:style-name="T1"><text:tab/>RNF – 07 <text:s/>O sistema deve ser desenvolvido para as plataformas PC e Macintosh.</text:span></text:p>
      <text:p text:style-name="P8"><text:span text:style-name="T1"><text:tab/>RNF – 08 O sistema deverá ser desenvolvido de forma a possibilitar seu transporte para Windows ou Linux em no máximo 30 dias.</text:span></text:p>
      <text:p text:style-name="P8"><text:span text:style-name="T1"><text:tab/>RNF – 09 <text:s/>O sistema deve ser o mais independente possível da linguagem específica de um banco de dados.</text:span></text:p>
      <text:p text:style-name="P24"><text:bookmark text:name="id.qsh70q"/><text:bookmark text:name="id.2bn6wsx"/><text:span text:style-name="T1"><text:tab/>Requisitos Não Funcionais Organizacionais</text:span></text:p>
      <text:p text:style-name="P3"><text:bookmark text:name="id.1pxezwc"/><text:bookmark text:name="id.3as4poj"/><text:span text:style-name="T1"><text:tab/><text:tab/>Requisitos de Entrega</text:span></text:p>
      <text:p text:style-name="P8"><text:span text:style-name="T1"><text:tab/>RNF – 010 <text:s/>O sistema deve emitir relatórios evidenciado no [RF06] para gestores, administradores e secretários no final de cada semana. Estes podem ser emitidos fora da data especificada caso haja a necessidade.</text:span></text:p>
      <text:p text:style-name="P8"><text:span text:style-name="T1"><text:tab/></text:span><text:bookmark-start text:name="__DdeLink__2599_2017418844"/><text:span text:style-name="T1">RNF – 011</text:span><text:bookmark-end text:name="__DdeLink__2599_2017418844"/><text:span text:style-name="T1"> <text:s/>O sistema deve emitir relatórios evidenciado no [RF07] para gestores e administradores no final de cada mês. Estes podem ser emitidos fora da data especificada caso haja a necessidade.</text:span></text:p>
      <text:p text:style-name="P3"><text:bookmark text:name="id.2p2csry"/><text:bookmark text:name="id.49x2ik5"/><text:span text:style-name="T1"><text:tab/><text:tab/>Requisitos de Implementação</text:span></text:p>
      <text:p text:style-name="P8"><text:span text:style-name="T1"><text:tab/>RNF – 012 Os relatórios dos requisitos [RF06] e [RF07] devem ser gerados em PDF, ou serem visualizados no sistema pelo computador.</text:span></text:p>
      <text:p text:style-name="P8"><text:span text:style-name="T1"><text:tab/>RNF – 013 <text:s/>O sistema deverá ser capar de importar arquivos JPG e JPN a fim de vincular a foto tirada do usuário em seu cadastro.</text:span></text:p>
      <text:p text:style-name="P8"><text:span text:style-name="T1"><text:tab/>RNF – 014 <text:s/>O sistema deve ser desenvolvido em linguagem de implementação e banco de dados que não envolva a compra de sistemas, de forma a reduzir custos para a empresa fornecedora e contratante.</text:span></text:p>
      <text:p text:style-name="P3"><text:bookmark text:name="id.3o7alnk"/><text:bookmark text:name="id.147n2zr"/><text:span text:style-name="T1"><text:tab/><text:tab/>Requisitos de Padrões</text:span></text:p>
      <text:p text:style-name="P8"><text:span text:style-name="T1"><text:tab/>RNF – 015 <text:s/>Deve-se utilizar SQL padrão. Para se ter independência de banco de dados será utilizado o SQL SERVER, a fim de facilitar transações no banco de dados. <text:tab/></text:span></text:p>
      <text:p text:style-name="P8"><text:span text:style-name="T1"><text:tab/>RNF – 016 <text:s/>Todo o sistema deverá ser modelado utilizando a linguagem UML, utilizando o conceito de OO.</text:span></text:p>
      <text:p text:style-name="P24"><text:bookmark text:name="id.ihv636"/><text:bookmark text:name="id.23ckvvd"/><text:span text:style-name="T1"><text:tab/>Requisitos Não Funcionais Externos</text:span></text:p>
      <text:p text:style-name="P3"><text:bookmark text:name="id.1hmsyys"/><text:bookmark text:name="id.32hioqz"/><text:soft-page-break/><text:span text:style-name="T1"><text:tab/><text:tab/>Requisitos de Interoperabilidade</text:span></text:p>
      <text:p text:style-name="P5"><text:span text:style-name="T1"><text:tab/>RNF – 017 <text:s/>O sistema deverá se comunicar com o SQL Server.</text:span></text:p>
      <text:p text:style-name="P3"><text:bookmark text:name="id.2grqrue"/><text:bookmark text:name="id.41mghml"/><text:span text:style-name="T1"><text:tab/><text:tab/>Requisitos Éticos</text:span></text:p>
      <text:p text:style-name="P8"><text:span text:style-name="T1"><text:tab/>RNF – 018 <text:s/>Dados pessoais dos funcionários não devem ser compartilhados dentro da empresa para usuários que acessam as localidades, assim como pessoas de fora da empresa.</text:span></text:p>
      <text:p text:style-name="P3"><text:bookmark text:name="id.3fwokq0"/><text:bookmark text:name="id.vx1227"/><text:span text:style-name="T1"><text:tab/><text:tab/>Requisitos de Segurança<text:tab/></text:span></text:p>
      <text:p text:style-name="P5"><text:span text:style-name="T1"><text:tab/>RNF – 019 O sistema deverá estar disponível 99,99% do tempo 24 horas do dia.</text:span></text:p>
      <text:p text:style-name="P5"><text:span text:style-name="T1"><text:tab/>RNF – 020 <text:s/>Caso usuário não consiga acesso a determinada localidade após três tentativas, seu cadastro será bloqueado, podendo ser desbloqueado com os secretários, a fim de verificar também a causa da não obtenção do acesso.</text:span></text:p>
      <text:p text:style-name="P5"><text:span text:style-name="T1"><text:tab/></text:span><text:span text:style-name="T13">Apenas funcionários com permissão poderão ter acesso a base de dados.</text:span></text:p>
      <text:p text:style-name="P5"><text:span text:style-name="T1"><text:tab/>RNF – 021 <text:s/>Um Sistema Gerenciador de Banco de Dados será utilizado a fim de manter a integridade dos dados e facilitar a cópia de segurança do sistema.</text:span></text:p>
      <text:p text:style-name="P4"><text:bookmark text:name="id.1v1yuxt"/><text:span text:style-name="T1">4. APÊNDICES</text:span></text:p>
      <text:p text:style-name="P8"><text:span text:style-name="T1"><text:tab/></text:span><text:span text:style-name="T11">Foram utilizados como fontes de informações documentações disponibilizadas de sistemas já existentes no mercado, com focos semelhantes e alto padrões de qualidade. Como por exemplo os sistemas Kairos, software pertencente à empresa Dimep Sistemas; e também o sistema W-Acess, um software de controle de acesso pertencente à empresa Wellcare. Foi observado o cotidiano de algumas empresas a fim de buscar complicações que poderiam ser sanadas com nosso sistema, e também observar como são realizadas o controle de acesso de pessoas nas mesmas.</text:span></text:p>
      <text:p text:style-name="P8"><text:soft-page-break/><text:span text:style-name="T11"><text:tab/>Foram realizadas entrevistas e aplicação de pequenos questionários com funcionários de categorias mais baixas de empresas interessadas na utilização do SisComp, a fim de entender o processo de trabalho dos funcionários de uma empresa, assim como os meios de acesso para pessoas comuns na mesma. A fim de estabelecer funcionalidades essenciais e adaptações que serviriam com um propósito maior para empresas, foram realizadas entrevistas livres com os gestores e administradores de empresas, ocorrendo, de forma organizada e direcionada, brainstorms, com o intuito de explorar questões como disponibilização de relatórios, níveis de segurança, legislação vigente no local de trabalho destes, tecnologias desejáveis, entre outros tópicos, com o objetivo da criação de um sistema completo, que atenderá muito bem</text:span><text:span text:style-name="T1"> </text:span><text:span text:style-name="T11">empresas que desejam controlar com um nível maior o acesso de pessoas que ocorrem nestas.</text:span></text:p>
      <text:p text:style-name="P4"><text:bookmark text:name="id.4f1mdlm"/><text:span text:style-name="T1">5. ÍNDICE</text:span></text:p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1" svg:font-family="Cambri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Calibri1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ambria2" svg:font-family="Cambri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fo:color="#000000" style:font-name="Calibri" fo:font-size="11pt" fo:language="pt" fo:country="BR" style:letter-kerning="true" style:font-name-asian="Calibri2" style:font-size-asian="11pt" style:language-asian="zh" style:country-asian="CN" style:font-name-complex="Calibri2" style:font-size-complex="11pt" style:language-complex="hi" style:country-complex="IN"/>
    </style:default-style>
    <style:default-style style:family="paragraph">
      <style:paragraph-properties fo:line-height="115%" fo:orphans="2" fo:widows="2" fo:hyphenation-ladder-count="no-limit" style:text-autospace="ideograph-alpha" style:punctuation-wrap="hanging" style:line-break="strict" style:tab-stop-distance="1.27cm" style:writing-mode="page"/>
      <style:text-properties fo:color="#000000" style:font-name="Calibri" fo:font-size="11pt" fo:language="pt" fo:country="BR" style:letter-kerning="true" style:font-name-asian="Calibri2" style:font-size-asian="11pt" style:language-asian="zh" style:country-asian="CN" style:font-name-complex="Calibri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.353cm" style:contextual-spacing="true" fo:line-height="115%" fo:text-align="start" style:justify-single-word="false" fo:keep-together="auto" fo:orphans="2" fo:widows="2" fo:hyphenation-ladder-count="no-limit" fo:text-indent="0cm" style:auto-text-indent="false" fo:keep-with-next="always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1pt" fo:language="pt" fo:country="BR" fo:font-style="normal" style:text-underline-style="none" fo:font-weight="normal" style:font-name-asian="Calibri2" style:font-family-asian="Calibri" style:font-family-generic-asian="system" style:font-pitch-asian="variable" style:font-size-asian="11pt" style:language-asian="zh" style:country-asian="CN" style:font-style-asian="normal" style:font-weight-asian="normal" style:font-name-complex="Calibri2" style:font-family-complex="Calibri" style:font-family-generic-complex="system" style:font-pitch-complex="variable" style:font-size-complex="11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Standard" style:default-outline-level="" style:class="text">
      <style:paragraph-properties fo:margin-top="0.423cm" fo:margin-bottom="0.106cm" style:contextual-spacing="true" fo:line-height="100%" fo:text-align="start" style:justify-single-word="false" fo:orphans="2" fo:widows="2" fo:hyphenation-ladder-count="no-limit" fo:keep-with-next="always" style:writing-mode="lr-tb"/>
      <style:text-properties fo:font-variant="normal" fo:text-transform="none" fo:color="#000000" style:font-name="Cambria" fo:font-family="Cambria" style:font-family-generic="swiss" style:font-pitch="variable" fo:font-size="16pt" fo:language="pt" fo:country="BR" fo:font-weight="bold" style:font-name-asian="Cambria2" style:font-family-asian="Cambria" style:font-family-generic-asian="system" style:font-pitch-asian="variable" style:font-size-asian="16pt" style:language-asian="zh" style:country-asian="CN" style:font-weight-asian="bold" style:font-name-complex="Cambria2" style:font-family-complex="Cambria" style:font-family-generic-complex="system" style:font-pitch-complex="variable" style:font-size-complex="16pt" style:language-complex="hi" style:country-complex="IN" fo:hyphenate="false" fo:hyphenation-remain-char-count="2" fo:hyphenation-push-char-count="2"/>
    </style:style>
    <style:style style:name="Heading_20_2" style:display-name="Heading 2" style:family="paragraph" style:parent-style-name="Heading" style:next-style-name="Standard" style:default-outline-level="" style:class="text">
      <style:paragraph-properties fo:margin-top="0.423cm" fo:margin-bottom="0.106cm" style:contextual-spacing="true" fo:line-height="100%" fo:text-align="start" style:justify-single-word="false" fo:orphans="2" fo:widows="2" fo:hyphenation-ladder-count="no-limit" fo:keep-with-next="always" style:writing-mode="lr-tb"/>
      <style:text-properties fo:font-variant="normal" fo:text-transform="none" fo:color="#000000" style:font-name="Cambria" fo:font-family="Cambria" style:font-family-generic="swiss" style:font-pitch="variable" fo:font-size="14pt" fo:language="pt" fo:country="BR" fo:font-style="italic" fo:font-weight="bold" style:font-name-asian="Cambria2" style:font-family-asian="Cambria" style:font-family-generic-asian="system" style:font-pitch-asian="variable" style:font-size-asian="14pt" style:language-asian="zh" style:country-asian="CN" style:font-style-asian="italic" style:font-weight-asian="bold" style:font-name-complex="Cambria2" style:font-family-complex="Cambria" style:font-family-generic-complex="system" style:font-pitch-complex="variable" style:font-size-complex="14pt" style:language-complex="hi" style:country-complex="IN" fo:hyphenate="false" fo:hyphenation-remain-char-count="2" fo:hyphenation-push-char-count="2"/>
    </style:style>
    <style:style style:name="Heading_20_3" style:display-name="Heading 3" style:family="paragraph" style:parent-style-name="Heading" style:next-style-name="Standard" style:default-outline-level="" style:class="text">
      <style:paragraph-properties fo:margin-top="0.423cm" fo:margin-bottom="0.106cm" style:contextual-spacing="true" fo:line-height="100%" fo:text-align="start" style:justify-single-word="false" fo:orphans="2" fo:widows="2" fo:hyphenation-ladder-count="no-limit" fo:keep-with-next="always" style:writing-mode="lr-tb"/>
      <style:text-properties fo:font-variant="normal" fo:text-transform="none" fo:color="#000000" style:font-name="Cambria" fo:font-family="Cambria" style:font-family-generic="swiss" style:font-pitch="variable" fo:font-size="13pt" fo:language="pt" fo:country="BR" fo:font-weight="bold" style:font-name-asian="Cambria2" style:font-family-asian="Cambria" style:font-family-generic-asian="system" style:font-pitch-asian="variable" style:font-size-asian="13pt" style:language-asian="zh" style:country-asian="CN" style:font-weight-asian="bold" style:font-name-complex="Cambria2" style:font-family-complex="Cambria" style:font-family-generic-complex="system" style:font-pitch-complex="variable" style:font-size-complex="13pt" style:language-complex="hi" style:country-complex="IN" fo:hyphenate="false" fo:hyphenation-remain-char-count="2" fo:hyphenation-push-char-count="2"/>
    </style:style>
    <style:style style:name="Heading_20_4" style:display-name="Heading 4" style:family="paragraph" style:parent-style-name="Heading" style:next-style-name="Standard" style:default-outline-level="" style:class="text">
      <style:paragraph-properties fo:margin-top="0.423cm" fo:margin-bottom="0.106cm" style:contextual-spacing="true" fo:line-height="100%" fo:text-align="start" style:justify-single-word="false" fo:orphans="2" fo:widows="2" fo:hyphenation-ladder-count="no-limit" fo:keep-with-next="always" style:writing-mode="lr-tb"/>
      <style:text-properties fo:font-variant="normal" fo:text-transform="none" fo:color="#000000" style:font-name="Calibri1" fo:font-family="Calibri" style:font-family-generic="swiss" style:font-pitch="variable" fo:font-size="14pt" fo:language="pt" fo:country="BR" fo:font-weight="bold" style:font-name-asian="Calibri2" style:font-family-asian="Calibri" style:font-family-generic-asian="system" style:font-pitch-asian="variable" style:font-size-asian="14pt" style:language-asian="zh" style:country-asian="CN" style:font-weight-asian="bold" style:font-name-complex="Calibri2" style:font-family-complex="Calibri" style:font-family-generic-complex="system" style:font-pitch-complex="variable" style:font-size-complex="14pt" style:language-complex="hi" style:country-complex="IN" fo:hyphenate="false" fo:hyphenation-remain-char-count="2" fo:hyphenation-push-char-count="2"/>
    </style:style>
    <style:style style:name="Heading_20_5" style:display-name="Heading 5" style:family="paragraph" style:parent-style-name="Heading" style:next-style-name="Standard" style:default-outline-level="" style:class="text">
      <style:paragraph-properties fo:margin-top="0.423cm" fo:margin-bottom="0.106cm" style:contextual-spacing="true" fo:line-height="100%" fo:text-align="start" style:justify-single-word="false" fo:orphans="2" fo:widows="2" fo:hyphenation-ladder-count="no-limit" style:writing-mode="lr-tb"/>
      <style:text-properties fo:font-variant="normal" fo:text-transform="none" fo:color="#000000" style:font-name="Calibri1" fo:font-family="Calibri" style:font-family-generic="swiss" style:font-pitch="variable" fo:font-size="13pt" fo:language="pt" fo:country="BR" fo:font-style="italic" fo:font-weight="bold" style:font-name-asian="Calibri2" style:font-family-asian="Calibri" style:font-family-generic-asian="system" style:font-pitch-asian="variable" style:font-size-asian="13pt" style:language-asian="zh" style:country-asian="CN" style:font-style-asian="italic" style:font-weight-asian="bold" style:font-name-complex="Calibri2" style:font-family-complex="Calibri" style:font-family-generic-complex="system" style:font-pitch-complex="variable" style:font-size-complex="13pt" style:language-complex="hi" style:country-complex="IN" fo:hyphenate="false" fo:hyphenation-remain-char-count="2" fo:hyphenation-push-char-count="2"/>
    </style:style>
    <style:style style:name="Heading_20_6" style:display-name="Heading 6" style:family="paragraph" style:parent-style-name="Heading" style:next-style-name="Standard" style:default-outline-level="" style:class="text">
      <style:paragraph-properties fo:margin-top="0.423cm" fo:margin-bottom="0.106cm" style:contextual-spacing="true" fo:line-height="100%" fo:text-align="start" style:justify-single-word="false" fo:orphans="2" fo:widows="2" fo:hyphenation-ladder-count="no-limit" style:writing-mode="lr-tb"/>
      <style:text-properties fo:font-variant="normal" fo:text-transform="none" fo:color="#000000" style:font-name="Calibri1" fo:font-family="Calibri" style:font-family-generic="swiss" style:font-pitch="variable" fo:font-size="11pt" fo:language="pt" fo:country="BR" fo:font-weight="bold" style:font-name-asian="Calibri2" style:font-family-asian="Calibri" style:font-family-generic-asian="system" style:font-pitch-asian="variable" style:font-size-asian="11pt" style:language-asian="zh" style:country-asian="CN" style:font-weight-asian="bold" style:font-name-complex="Calibri2" style:font-family-complex="Calibri" style:font-family-generic-complex="system" style:font-pitch-complex="variable" style:font-size-complex="11pt" style:language-complex="hi" style:country-complex="IN" fo:hyphenate="false" fo:hyphenation-remain-char-count="2" fo:hyphenation-push-char-count="2"/>
    </style:style>
    <style:style style:name="LO-normal" style:family="paragraph" style:default-outline-level="">
      <style:paragraph-properties fo:margin-left="0cm" fo:margin-right="0cm" fo:margin-top="0cm" fo:margin-bottom="0.353cm" style:contextual-spacing="true" fo:line-height="115%" fo:text-align="start" style:justify-single-word="false" fo:keep-together="auto" fo:orphans="2" fo:widows="2" fo:hyphenation-ladder-count="no-limit" fo:text-indent="0cm" style:auto-text-indent="false" fo:keep-with-next="always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1pt" fo:language="pt" fo:country="BR" fo:font-style="normal" style:text-underline-style="none" fo:font-weight="normal" style:font-name-asian="Calibri2" style:font-family-asian="Calibri" style:font-family-generic-asian="system" style:font-pitch-asian="variable" style:font-size-asian="11pt" style:language-asian="zh" style:country-asian="CN" style:font-style-asian="normal" style:font-weight-asian="normal" style:font-name-complex="Calibri2" style:font-family-complex="Calibri" style:font-family-generic-complex="system" style:font-pitch-complex="variable" style:font-size-complex="11pt" style:language-complex="hi" style:country-complex="IN" fo:hyphenate="false" fo:hyphenation-remain-char-count="2" fo:hyphenation-push-char-count="2"/>
    </style:style>
    <style:style style:name="Title" style:family="paragraph" style:parent-style-name="LO-normal" style:next-style-name="Standard" style:default-outline-level="" style:class="chapter">
      <style:paragraph-properties fo:margin-top="0.423cm" fo:margin-bottom="0.212cm" style:contextual-spacing="true" fo:line-height="100%" fo:text-align="center" style:justify-single-word="false" fo:keep-with-next="always"/>
      <style:text-properties fo:font-variant="normal" fo:text-transform="none" style:font-name="Verdana" fo:font-family="Verdana" style:font-family-generic="roman" style:font-pitch="variable" fo:font-size="28pt" fo:font-weight="bold" style:font-name-asian="Verdana1" style:font-family-asian="Verdana" style:font-family-generic-asian="system" style:font-pitch-asian="variable" style:font-size-asian="28pt" style:font-weight-asian="bold" style:font-name-complex="Verdana1" style:font-family-complex="Verdana" style:font-family-generic-complex="system" style:font-pitch-complex="variable" style:font-size-complex="28pt"/>
    </style:style>
    <style:style style:name="Subtitle" style:family="paragraph" style:parent-style-name="LO-normal" style:next-style-name="Standard" style:default-outline-level="" style:class="chapter">
      <style:paragraph-properties fo:margin-top="0.106cm" fo:margin-bottom="0.212cm" style:contextual-spacing="true" fo:line-height="100%" fo:text-align="center" style:justify-single-word="false" fo:keep-with-next="always"/>
      <style:text-properties fo:font-variant="normal" fo:text-transform="none" style:font-name="Verdana" fo:font-family="Verdana" style:font-family-generic="roman" style:font-pitch="variable" fo:font-size="18pt" style:font-name-asian="Verdana1" style:font-family-asian="Verdana" style:font-family-generic-asian="system" style:font-pitch-asian="variable" style:font-size-asian="18pt" style:font-name-complex="Verdana1" style:font-family-complex="Verdana" style:font-family-generic-complex="system" style:font-pitch-complex="variable" style:font-size-complex="18pt"/>
    </style:style>
    <style:style style:name="Footer" style:family="paragraph" style:parent-style-name="Standard" style:default-outline-level="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cm" style:contextual-spacing="true" fo:line-height="100%" fo:text-align="end" style:justify-single-word="false" fo:keep-together="auto" fo:orphans="2" fo:widows="2" fo:text-indent="0cm" style:auto-text-indent="false" fo:keep-with-next="always"/>
    </style:style>
    <style:style style:name="MT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Calibri2" style:font-size-asian="11pt" style:font-style-asian="normal" style:font-weight-asian="normal" style:font-name-complex="Calibri2" style:font-size-complex="11pt"/>
    </style:style>
    <style:page-layout style:name="Mpm1">
      <style:page-layout-properties fo:page-width="21.001cm" fo:page-height="29.7cm" style:num-format="1" style:print-orientation="portrait" fo:margin-top="2.499cm" fo:margin-bottom="1.27cm" fo:margin-left="3cm" fo:margin-right="3cm" fo:background-color="#ffffff" style:writing-mode="lr-tb" style:layout-grid-color="#c0c0c0" style:layout-grid-lines="61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829cm" fo:margin-left="0cm" fo:margin-right="0cm" fo:margin-top="1.729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1"><text:page-number text:select-page="current">9</text:page-number><text:span text:style-name="MT1"> de </text:span><text:span text:style-name="MT1"><text:page-count>1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pt-BR</dc:language>
    <meta:editing-cycles>0</meta:editing-cycles>
    <meta:editing-duration>P0D</meta:editing-duration>
    <meta:generator>LibreOffice/4.2.8.2$Linux_X86_64 LibreOffice_project/420m0$Build-2</meta:generator>
    <dc:date>2016-02-12T00:42:23.023792304</dc:date>
    <meta:document-statistic meta:table-count="0" meta:image-count="0" meta:object-count="0" meta:page-count="12" meta:paragraph-count="150" meta:word-count="2080" meta:character-count="13483" meta:non-whitespace-character-count="11398"/>
  </office:meta>
</office:document-meta>
</file>